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Normal">
      <style:text-properties officeooo:paragraph-rsid="0005ef30"/>
    </style:style>
    <style:style style:name="P2" style:family="paragraph" style:parent-style-name="Normal">
      <style:text-properties officeooo:rsid="00078f18" officeooo:paragraph-rsid="00078f18"/>
    </style:style>
    <style:style style:name="P3" style:family="paragraph" style:parent-style-name="Normal">
      <style:text-properties officeooo:paragraph-rsid="00078f18"/>
    </style:style>
    <style:style style:name="P4" style:family="paragraph" style:parent-style-name="Normal">
      <style:text-properties officeooo:rsid="0009fbce" officeooo:paragraph-rsid="0009fbce"/>
    </style:style>
    <style:style style:name="P5" style:family="paragraph" style:parent-style-name="Normal">
      <style:text-properties officeooo:paragraph-rsid="0009fbce"/>
    </style:style>
    <style:style style:name="P6" style:family="paragraph" style:parent-style-name="Normal">
      <style:text-properties officeooo:rsid="001760a8" officeooo:paragraph-rsid="001760a8"/>
    </style:style>
    <style:style style:name="P7" style:family="paragraph" style:parent-style-name="Normal">
      <style:text-properties officeooo:rsid="001981f1" officeooo:paragraph-rsid="001981f1"/>
    </style:style>
    <style:style style:name="P8" style:family="paragraph" style:parent-style-name="Normal">
      <style:text-properties officeooo:rsid="001d5404" officeooo:paragraph-rsid="001d5404"/>
    </style:style>
    <style:style style:name="P9" style:family="paragraph" style:parent-style-name="Normal">
      <style:text-properties officeooo:paragraph-rsid="00153b15"/>
    </style:style>
    <style:style style:name="P10" style:family="paragraph" style:parent-style-name="Normal">
      <style:text-properties officeooo:rsid="001d61c3" officeooo:paragraph-rsid="001d61c3"/>
    </style:style>
    <style:style style:name="P11" style:family="paragraph" style:parent-style-name="Normal">
      <style:text-properties officeooo:rsid="0005ef30" officeooo:paragraph-rsid="001d61c3"/>
    </style:style>
    <style:style style:name="P12" style:family="paragraph" style:parent-style-name="Normal">
      <style:text-properties officeooo:rsid="001d74a3" officeooo:paragraph-rsid="001d74a3"/>
    </style:style>
    <style:style style:name="P13" style:family="paragraph" style:parent-style-name="Normal">
      <style:text-properties officeooo:rsid="001d74a3" officeooo:paragraph-rsid="001f6a70"/>
    </style:style>
    <style:style style:name="P14" style:family="paragraph" style:parent-style-name="Normal">
      <style:text-properties officeooo:rsid="001f6a70" officeooo:paragraph-rsid="001f6a70"/>
    </style:style>
    <style:style style:name="P15" style:family="paragraph" style:parent-style-name="Normal">
      <style:text-properties officeooo:rsid="00226b26" officeooo:paragraph-rsid="00226b26"/>
    </style:style>
    <style:style style:name="P16" style:family="paragraph" style:parent-style-name="Normal">
      <style:text-properties officeooo:paragraph-rsid="001d61c3"/>
    </style:style>
    <style:style style:name="P17" style:family="paragraph" style:parent-style-name="Normal">
      <style:text-properties officeooo:rsid="00260d2c" officeooo:paragraph-rsid="00260d2c"/>
    </style:style>
    <style:style style:name="P18" style:family="paragraph" style:parent-style-name="code">
      <style:text-properties officeooo:paragraph-rsid="0005ef30"/>
    </style:style>
    <style:style style:name="P19" style:family="paragraph" style:parent-style-name="console">
      <style:text-properties officeooo:paragraph-rsid="0005ef30"/>
    </style:style>
    <style:style style:name="P20" style:family="paragraph" style:parent-style-name="pragma">
      <style:text-properties officeooo:rsid="00078f18" officeooo:paragraph-rsid="00078f18"/>
    </style:style>
    <style:style style:name="P21" style:family="paragraph" style:parent-style-name="pragma">
      <style:text-properties officeooo:paragraph-rsid="00078f18"/>
    </style:style>
    <style:style style:name="P22" style:family="paragraph" style:parent-style-name="pragma">
      <style:text-properties officeooo:paragraph-rsid="00153b15"/>
    </style:style>
    <style:style style:name="P23" style:family="paragraph" style:parent-style-name="pragma">
      <style:text-properties officeooo:rsid="001d61c3" officeooo:paragraph-rsid="001d74a3"/>
    </style:style>
    <style:style style:name="P24" style:family="paragraph" style:parent-style-name="pragma">
      <style:text-properties officeooo:paragraph-rsid="001d74a3"/>
    </style:style>
    <style:style style:name="P25" style:family="paragraph" style:parent-style-name="pragma">
      <style:text-properties officeooo:paragraph-rsid="001f6a70"/>
    </style:style>
    <style:style style:name="P26" style:family="paragraph" style:parent-style-name="Heading">
      <style:text-properties officeooo:rsid="001bc1e5" officeooo:paragraph-rsid="001bc1e5"/>
    </style:style>
    <style:style style:name="P27" style:family="paragraph" style:parent-style-name="Signature">
      <style:text-properties officeooo:rsid="001bc1e5" officeooo:paragraph-rsid="001bc1e5"/>
    </style:style>
    <style:style style:name="P28" style:family="paragraph" style:parent-style-name="Heading_20_1">
      <style:text-properties officeooo:rsid="0009fbce" officeooo:paragraph-rsid="0009fbce"/>
    </style:style>
    <style:style style:name="P29" style:family="paragraph" style:parent-style-name="Normal">
      <style:text-properties officeooo:rsid="00226b26" officeooo:paragraph-rsid="00226b26"/>
    </style:style>
    <style:style style:name="P30" style:family="paragraph" style:parent-style-name="Normal">
      <style:text-properties officeooo:rsid="002fabd2" officeooo:paragraph-rsid="002fabd2"/>
    </style:style>
    <style:style style:name="P31" style:family="paragraph" style:parent-style-name="Normal">
      <style:text-properties officeooo:rsid="002fe4f9" officeooo:paragraph-rsid="002fe4f9"/>
    </style:style>
    <style:style style:name="P32" style:family="paragraph" style:parent-style-name="Normal">
      <style:text-properties officeooo:rsid="003016a0" officeooo:paragraph-rsid="003016a0"/>
    </style:style>
    <style:style style:name="T1" style:family="text">
      <style:text-properties style:font-name="Arial1" fo:font-size="10pt"/>
    </style:style>
    <style:style style:name="T2" style:family="text">
      <style:text-properties officeooo:rsid="0005ef30"/>
    </style:style>
    <style:style style:name="T3" style:family="text">
      <style:text-properties officeooo:rsid="00078f18"/>
    </style:style>
    <style:style style:name="T4" style:family="text">
      <style:text-properties officeooo:rsid="0009a43c"/>
    </style:style>
    <style:style style:name="T5" style:family="text">
      <style:text-properties officeooo:rsid="0009fbce"/>
    </style:style>
    <style:style style:name="T6" style:family="text">
      <style:text-properties officeooo:rsid="001193f8"/>
    </style:style>
    <style:style style:name="T7" style:family="text">
      <style:text-properties officeooo:rsid="001445df"/>
    </style:style>
    <style:style style:name="T8" style:family="text">
      <style:text-properties officeooo:rsid="001760a8"/>
    </style:style>
    <style:style style:name="T9" style:family="text">
      <style:text-properties officeooo:rsid="001bc1e5"/>
    </style:style>
    <style:style style:name="T10" style:family="text">
      <style:text-properties officeooo:rsid="001d61c3"/>
    </style:style>
    <style:style style:name="T11" style:family="text">
      <style:text-properties officeooo:rsid="001d74a3"/>
    </style:style>
    <style:style style:name="T12" style:family="text">
      <style:text-properties officeooo:rsid="001f6a70"/>
    </style:style>
    <style:style style:name="T13" style:family="text">
      <style:text-properties officeooo:rsid="0020bee1"/>
    </style:style>
    <style:style style:name="T14" style:family="text">
      <style:text-properties officeooo:rsid="00260d2c"/>
    </style:style>
    <style:style style:name="T15" style:family="text">
      <style:text-properties officeooo:rsid="002fabd2"/>
    </style:style>
    <style:style style:name="T16" style:family="text">
      <style:text-properties officeooo:rsid="002fe4f9"/>
    </style:style>
  </office:automatic-styles>
  <office:body>
    <office:text text:use-soft-page-breaks="true">
      <office:forms form:automatic-focus="false" form:apply-design-mode="false"/>
      <text:tracked-changes text:track-changes="false">
        <text:changed-region xml:id="ct94877145315616" text:id="ct94877145315616">
          <text:format-change>
            <office:change-info>
              <dc:creator>Tristan Colombo</dc:creator>
              <dc:date>2014-06-04T14:59:00</dc:date>
            </office:change-info>
          </text:format-change>
        </text:changed-region>
        <text:changed-region xml:id="ct94877145316064" text:id="ct94877145316064">
          <text:format-change>
            <office:change-info>
              <dc:creator>Tristan Colombo</dc:creator>
              <dc:date>2014-06-04T14:59:00</dc:date>
            </office:change-info>
          </text:format-change>
        </text:changed-region>
        <text:changed-region xml:id="ct94877145275088" text:id="ct94877145275088">
          <text:format-change>
            <office:change-info>
              <dc:creator>Tristan Colombo</dc:creator>
              <dc:date>2014-06-04T14:5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ersonnaliser Git à l’aide d’un « githook »</text:p>
      <text:p text:style-name="P27">Romain Pelisse</text:p>
      <text:p text:style-name="P27">Ingénieur Logiciel chez Red Hat</text:p>
      <text:p text:style-name="Signature"/>
      <text:p text:style-name="chapeau"><text:span text:style-name="T9">Git est devenu un outil omniprésent dans le monde du développement logiciel et la puissance, comme la richesse, de ce dernier n’est plus à démontrer</text:span>. <text:span text:style-name="T9">Si le gestionnaire de source propose déjà de nombreuses et utiles fonctionnalités, nous allons aller dans cet article encore plus loin, en proposant d’ajouter des fonctionnalités à Git par l’intermédiaire d’un mécanisme nommé « Githook ».</text:span></text:p>
      <text:p text:style-name="pragma">///<text:span text:style-name="T4">Mots-clés///</text:span></text:p>
      <text:p text:style-name="P8">Git, G</text:p>
      <text:p text:style-name="pragma">///<text:span text:style-name="T4">Fin Mots-clés///</text:span></text:p>
      <text:p text:style-name="P9"/>
      <text:p text:style-name="P22">///<text:span text:style-name="T7">Logo : Github///</text:span></text:p>
      <text:p text:style-name="P11">F<text:span text:style-name="T10">idèle à la tradition de GNU/Linux Magazine, nous allons nous focaliser sur une mise en « pratique », et donc la conception d’un </text:span><text:span text:style-name="italic"><text:span text:style-name="T10">« git hook »</text:span></text:span><text:span text:style-name="T10">, et non sur une description théorique du mécanisme. Nous allons donc utiliser un cas d’étude, concret, qui va consister à s’assurer qu’un script Shell ajouté au dépôt Git soit conforme aux attentes en termes de bonne pratique et de qualité de programmation. Cette vérification sera automatisée à l’aide d’un outil nommé ShellCheck. Nous ne rentrerons pas dans les détails de fonctionnement de ce dernier, puisqu’il suffit, dans le cadre de cet article, de se contenter de retenir que ShellCheck analyse le contenu d’un script Shell et y vérifier l’absence d’infractions à sa base de données interne de « bonnes pratiques » de programmation.</text:span></text:p>
      <text:p text:style-name="P11"><text:span text:style-name="T10">Néanmoins, avant de rentrer plus avant dans les détails techniques de notre cas d’utilisation, explicitons un peu la sémantique et la mécanique interne des </text:span><text:span text:style-name="italic"><text:span text:style-name="T10">« git hook »</text:span></text:span><text:span text:style-name="T10">.</text:span></text:p>
      <text:p text:style-name="Heading_20_1">1 <text:span text:style-name="T10">Qu’est-ce qu’un « git hook » ?</text:span></text:p>
      <text:p text:style-name="P16"><text:span text:style-name="T10">Avant d’aller plus loin, commençons par décrire en quoi consiste un « git hook ». Notons tout d’abord que « hook » se traduit par « crochet », ou plutôt dans ce concept, par « point d’accroche ». Un « Git hook » permet donc, sans surprise, d’associer une série d’actions — exécuté par un script, à </text:span><text:span text:style-name="gras"><text:span text:style-name="T10">évènement identifié</text:span></text:span><text:span text:style-name="T10"> par le gestionnaire de source.</text:span></text:p>
      <text:h text:style-name="Heading_20_2" text:outline-level="2">1.<text:span text:style-name="T14">1</text:span> <text:span text:style-name="T14">Événement</text:span> interne identifié par Git</text:h>
      <text:p text:style-name="P12">En effet, pour sa propre mécanique interne, Git modélise les interactions d’un dépôt de révision de source avec le monde extérieur sous la forme d’évènement. <text:span text:style-name="T12">La granularité de ces évènements</text:span> <text:span text:style-name="T13">est assez fine. </text:span>Ainsi, <text:span text:style-name="T12">par exemple, l’ajout d’une nouvelle révision (</text:span><text:span text:style-name="italic"><text:span text:style-name="T12">« commit »</text:span></text:span><text:span text:style-name="T12"> en anglais) ne correspond pas à un seule évènement, mais se découpe en plusieurs évènements :</text:span></text:p>
      <text:p text:style-name="P12">- <text:span text:style-name="italic">pre-commit</text:span></text:p>
      <text:p text:style-name="P12">- <text:span text:style-name="italic">prepare-commit-msg</text:span></text:p>
      <text:p text:style-name="P12">- <text:span text:style-name="italic">commit-msg</text:span></text:p>
      <text:p text:style-name="P12">- <text:span text:style-name="italic">post-comm</text:span><text:span text:style-name="italic"><text:span text:style-name="T13">i</text:span></text:span><text:span text:style-name="italic">t</text:span></text:p>
      <text:p text:style-name="P15">Bien évidemment, Git permet d’associer un script à de nombreux autres évènements que ceux associés à l’ajout d’une révision dans le dépôt. A titre de référence, voici une liste (plus exhaustive) des évènements auquel on peut associer un script :</text:p>
      <text:p text:style-name="P15"><text:span text:style-name="italic"><text:span text:style-name="T11">- </text:span></text:span><text:span text:style-name="italic">applypatch-msg</text:span></text:p>
      <text:p text:style-name="P15"><text:span text:style-name="italic"><text:span text:style-name="T11">- </text:span></text:span><text:span text:style-name="italic">pre-applypatch</text:span></text:p>
      <text:p text:style-name="P15"><text:span text:style-name="italic"><text:span text:style-name="T11">- </text:span></text:span><text:span text:style-name="italic">post-applypatch</text:span></text:p>
      <text:p text:style-name="P15"><text:soft-page-break/><text:span text:style-name="italic"><text:span text:style-name="T11">- </text:span></text:span><text:span text:style-name="italic">pre-commit</text:span></text:p>
      <text:p text:style-name="P15"><text:span text:style-name="italic"><text:span text:style-name="T11">- </text:span></text:span><text:span text:style-name="italic">prepare-commit-msg</text:span></text:p>
      <text:p text:style-name="P15"><text:span text:style-name="italic"><text:span text:style-name="T11">- </text:span></text:span><text:span text:style-name="italic">commit-msg</text:span></text:p>
      <text:p text:style-name="P15"><text:span text:style-name="italic"><text:span text:style-name="T11">- </text:span></text:span><text:span text:style-name="italic">post-commit</text:span></text:p>
      <text:p text:style-name="P15"><text:span text:style-name="italic"><text:span text:style-name="T11">- </text:span></text:span><text:span text:style-name="italic">pre-rebase</text:span></text:p>
      <text:p text:style-name="P15"><text:span text:style-name="italic"><text:span text:style-name="T11">- </text:span></text:span><text:span text:style-name="italic">post-checkout</text:span></text:p>
      <text:p text:style-name="P15"><text:span text:style-name="italic"><text:span text:style-name="T11">- </text:span></text:span><text:span text:style-name="italic">post-merge</text:span></text:p>
      <text:p text:style-name="P15"><text:span text:style-name="italic"><text:span text:style-name="T11">- </text:span></text:span><text:span text:style-name="italic">pre-receive</text:span></text:p>
      <text:p text:style-name="P15"><text:span text:style-name="italic"><text:span text:style-name="T11">- </text:span></text:span><text:span text:style-name="italic">update</text:span></text:p>
      <text:p text:style-name="P15"><text:span text:style-name="italic"><text:span text:style-name="T11">- </text:span></text:span><text:span text:style-name="italic">post-receive</text:span></text:p>
      <text:p text:style-name="P15"><text:span text:style-name="italic"><text:span text:style-name="T11">- </text:span></text:span><text:span text:style-name="italic">post-update</text:span></text:p>
      <text:p text:style-name="P15"><text:span text:style-name="italic"><text:span text:style-name="T11">- </text:span></text:span><text:span text:style-name="italic">pre-auto-gc</text:span></text:p>
      <text:p text:style-name="P15"><text:span text:style-name="italic"><text:span text:style-name="T11">- </text:span></text:span><text:span text:style-name="italic">post-rewrite</text:span></text:p>
      <text:p text:style-name="P15"><text:span text:style-name="italic"><text:span text:style-name="T11">- </text:span></text:span><text:span text:style-name="italic">pre-push</text:span></text:p>
      <text:p text:style-name="P15">La notion d’évènement étant désormais un peu plus défini, passons directement à la pratique, et voyant comment associer un script au l’identification de l’un d’eux.</text:p>
      <text:h text:style-name="Heading_20_2" text:outline-level="2">1.2 Contraintes sur le <text:span text:style-name="T14">script utilisé par le </text:span>« git hook »</text:h>
      <text:p text:style-name="P17">Tout mécanisme d’extension d’un logiciel vient avec un certain nombre de contrainte et de limitation, qui sont bien entendu nécessaire pour s’assurer que l’extension fournie soit à même d’être géré proprement. Si ces contraintes peuvent être très forte – par exemple, les extensions pour l’outil de construction Maven requiert non seulement l’utilisation du langage Java, mais aussi celle d’une API spécifique à l’outil, Git a, à l’inverse, opté pour contraindre aussi peu que possible l’implémentation d’un <text:span text:style-name="italic">« git hook »</text:span>. </text:p>
      <text:p text:style-name="P17">Tout d’abord, Git ne pose aucune contrainte sur le langage de programmation utilisé par le script. Tant que le script est clairement identifiant by l’utilisation de l’entête approprié (qui suit donc la notation <text:span text:style-name="italic">shebang</text:span>), comme il est d’usage sous les systèmes Linux. <text:span text:style-name="T15">Grâce à cette approche, il est pratiquement possible d’implémenter un « git hook » avec n’importe quel langage de programmation ! Néanmoins, dans les faits, les langages les plus couramment utilisés sont Shell, Python, Ruby &amp; bien évidemment Perl.</text:span></text:p>
      <text:p text:style-name="P30">Reste maintenant à discuter des contraintes de déploiment. Comment devons nous déployer ce script ? Là encore, c’est extremement simple, il suffit de l’ajouter au répertoire<text:span text:style-name="T14"> </text:span><text:span text:style-name="code_5f_par"><text:span text:style-name="T14">.git/hooks</text:span></text:span><text:span text:style-name="T14"> </text:span>et de le rendre executable, c’est tout !</text:p>
      <text:p text:style-name="console">$ <text:span text:style-name="T16">touch .git/hooks/mon-super-script</text:span></text:p>
      <text:p text:style-name="console">$ chmod +x .git/hooks/mon-super-script</text:p>
      <text:p text:style-name="P15"/>
      <text:p text:style-name="P31">Et, en plus, Git vient vous faciliter encore plus la tâche, puisque des scripts d’exemples sont déjà placés dans ce répertoire à la création du dépôt :</text:p>
      <text:p text:style-name="console">$ ls .git/hooks/</text:p>
      <text:p text:style-name="console">applypatch-msg.sample <text:s/>fsmonitor-watchman.sample <text:s/>pre-applypatch.sample <text:s/>prepare-commit-msg.sample <text:s/>pre-rebase.sample <text:s text:c="2"/>update.sample</text:p>
      <text:p text:style-name="console">commit-msg.sample <text:s text:c="5"/>post-update.sample <text:s text:c="8"/>pre-commit.sample <text:s text:c="5"/>pre-push.sample <text:s text:c="11"/>pre-receive.sample</text:p>
      <text:p text:style-name="P31">Tout ces scripts sont désactivés par défaut, mais pour en activer un, il suffit de le renommer :</text:p>
      <text:p text:style-name="console">$ cat .git/hooks/pre-commit.sample </text:p>
      <text:p text:style-name="console">#!/usr/bin/sh</text:p>
      <text:p text:style-name="console">#</text:p>
      <text:p text:style-name="console"># An example hook script to verify what is about to be committed.</text:p>
      <text:p text:style-name="console"># Called by "git commit" with no arguments. <text:s/>The hook should</text:p>
      <text:p text:style-name="console"># exit with non-zero status after issuing an appropriate message if</text:p>
      <text:p text:style-name="console"># it wants to stop the commit.</text:p>
      <text:p text:style-name="console">#</text:p>
      <text:p text:style-name="console"># <text:span text:style-name="code_5f_em">To enable this hook, rename this file to "pre-commit".</text:span></text:p>
      <text:p text:style-name="console"/>
      <text:p text:style-name="console">if git rev-parse --verify HEAD &gt;/dev/null 2&gt;&amp;1</text:p>
      <text:p text:style-name="console">then</text:p>
      <text:p text:style-name="console"><text:tab/>against=HEAD</text:p>
      <text:p text:style-name="console">else</text:p>
      <text:p text:style-name="P31"><text:soft-page-break/>2 Mise en place d’un « Git hook »</text:p>
      <text:p text:style-name="P31">2.1 Déploiement du script</text:p>
      <text:p text:style-name="P31">La première étape de la création de notre « git hook » va donc être la création d’un nouveau script portant le nom de l’évènement qui devra le déclencher. Comme nous souhaitons vérifier la qualité d’un script lors de son ajout, nous allons associer notre script à l’évènement pre-commit, de manière à s’assurer que le contrôle de qualité sera effectué à chaque ajout d’une nouvelle révision. </text:p>
      <text:p text:style-name="P31">Pour s’assurer qu’un contenu jugé invalide par notre outil de contrôle de qualité, en l’occurence Shellcheck, ne puisse être ajouté à l’historique, nous avons choisie l’évènement qui se déclenche <text:span text:style-name="gras">avant</text:span> l’ajout de la révision. Ainsi, notre script sera en mesure d’interrompre le processus d’ajout de révision, avant que l’historique du dépôt ne soit modifé.</text:p>
      <text:p text:style-name="P32">$ cp .git/hook</text:p>
      <text:p text:style-name="P31"/>
      <text:p text:style-name="P15">If you supply the --no-verify argument to the git command then the command will still be executed even if one (or more) of the hooks failed (i.e. returned a non-zero status code). Please do this only if you know what you are doing.</text:p>
      <text:p text:style-name="P15"/>
      <text:p text:style-name="P15">These hooks reside under the .git/hooks/ directory of your repository.</text:p>
      <text:p text:style-name="P15"/>
      <text:p text:style-name="P15">Server-Side Hook</text:p>
      <text:p text:style-name="P15">All the server-side work will go into the update file in your hooks directory. The update hook runs once per branch being pushed and takes three arguments:</text:p>
      <text:p text:style-name="P15"/>
      <text:p text:style-name="P15">The name of the reference being pushed to</text:p>
      <text:p text:style-name="P15"/>
      <text:p text:style-name="P15">The old revision where that branch was</text:p>
      <text:p text:style-name="P15"/>
      <text:p text:style-name="P15">The new revision being pushed</text:p>
      <text:p text:style-name="P15"/>
      <text:p text:style-name="P15">You also have access to the user doing the pushing if the push is being run over SSH. If you’ve allowed everyone to connect with a single user (like “git”) via public-key authentication, you may have to give that user a shell wrapper that determines which user is connecting based on the public key, and set an environment variable accordingly. Here we’ll assume the connecting user is in the $USER environment variable, so your update script begins by gathering all the information you need:</text:p>
      <text:p text:style-name="P12"/>
      <text:p text:style-name="P12"/>
      <text:p text:style-name="P25">///Début note///</text:p>
      <text:p text:style-name="P14">L’extension des fonctionnaltiés d’un gestionnaire de révision par l’intermédiaire d’un mécanisme tel que les « git hook » n’est en aucun cas une spécifité de Git. La plupart, si ce n’est tous les autres gestionnaires de révision supporte, sous forme ou une autre, ce type de mécanisme. Si Git a su révolutionner notre industrie et surtout la manière dont nous gérons aujourd’hui les révisions d’un projet logiciel (ou même d’autre nature), il ne faudrait pas ici lui attribuer le mérite d’une fonctionnalité commune à tout ses petits camarades...</text:p>
      <text:p text:style-name="P25">///<text:span text:style-name="T12">Fin</text:span> note///</text:p>
      <text:p text:style-name="P13"/>
      <text:p text:style-name="P12"/>
      <text:p text:style-name="P12"/>
      <text:p text:style-name="P24">///Début note///</text:p>
      <text:p text:style-name="P12">Pourquoi un script Bash et Shellcheck ?</text:p>
      <text:p text:style-name="P12">Il est important de noter que le choix d’implémenter un contrôle qualité automatique des scripts Shells, lors de leur ajout au dépôt, par l’intermédiaire d’un « git hook » est avant tout pour des raisons d’ordres didactiques. Il est tout fait à possible d’implémenter des « git hook » à l’aide de langage dit de plus haut <text:soft-page-break/>niveau comme Python, et aussi d’utiliser des outils plus avancés que Shellcheck. Néanmoins, l’utilisation d’un simple script Shell, autant pour le sujet du contrôle que pour l’implémentation du « git hook » a l’avantage de réduire le prérequis à la lecture et à la compréhension de cet article au strict minimum.</text:p>
      <text:p text:style-name="P23">///Fin note///</text:p>
      <text:p text:style-name="P10"/>
      <text:p text:style-name="P10"/>
      <text:p text:style-name="P10"/>
      <text:p text:style-name="Normal">Paragraphe en style « Normal » (et non « Standard » ou « Corps de texte »). </text:p>
      <text:p text:style-name="P18"># <text:span text:style-name="T2">Ceci est du code</text:span></text:p>
      <text:p text:style-name="P18"><text:span text:style-name="T2"># </text:span>Une entrée typique de menu.lst</text:p>
      <text:p text:style-name="code"># Le style employé est « code »</text:p>
      <text:p text:style-name="code">title= DEBIAN GNU/Linux 2.6.24 (hdc3 - ext3)</text:p>
      <text:p text:style-name="code">kernel= (hd1,2)/boot/vmlinuz-2.6.24-1-686 root=/dev/hdc3 vga=extended</text:p>
      <text:p text:style-name="code">initusrd (hd1,2)/boot/initrd.img-2.6.24-1-686</text:p>
      <text:p text:style-name="Normal">Paragraphe en « Normal ». On fait ici mention d’un élément de la configuration : <text:span text:style-name="T2">l’</text:span>étiquette <text:span text:style-name="code_5f_par">title</text:span> (style de caractère « code_par » pour du code dans du texte) permet d’ajouter un titre dans les menus de GRUB. La commande <text:span text:style-name="code_5f_par">grub-install</text:span> permet l’installation du <text:span text:style-name="italic">bootloader</text:span> (Attention ! Cet italique est généré par le style de caractère « italic » et non par l’icône italique de LibreOffice, idem pour le gras). Nous pouvons spécifier le mode graphique à utiliser avec l’option <text:span text:style-name="code_5f_par">vga </text:span>:</text:p>
      <text:p text:style-name="code">01 : # Une entrée typique de menu.lst</text:p>
      <text:p text:style-name="code">02 : title= DEBIAN GNU/Linux 2.6.24 (hdc3 - ext3)</text:p>
      <text:p text:style-name="code">03 : kernel= (hd 1,2)/boot/vmlinuz-2.6.24-1-686 root=/dev/hdc3 <text:span text:style-name="code_5f_em">vga=extended</text:span></text:p>
      <text:p text:style-name="code">04: initrd (hd1,2)/boot/initrd.img-2.6.24-1-686</text:p>
      <text:p text:style-name="Normal">Si vous souhaitez faire référence à des lignes de code pour les expliquer, vous pouvez les numéroter comme dans le code ci-dessus. Essayez de commenter votre code et vos commandes shell de manière à ne pas avoir d’immenses blocs de code ou de sorties shell qui rendent l’article illisible. </text:p>
      <text:p text:style-name="pragma">///Début note PAO///</text:p>
      <text:p text:style-name="pragma">Le texte ici est destiné à indiquer des informations supplémentaires à la rédaction. Il n’apparaîtra pas dans l’article final.</text:p>
      <text:p text:style-name="pragma">///Fin note PAO///</text:p>
      <text:p text:style-name="Normal">Pour une note apparaissant dans l’article final il faut seulement supprimer le terme PAO :</text:p>
      <text:p text:style-name="pragma"/>
      <text:p text:style-name="Normal">Les indications en style « pragma », comme ci-dessus, doivent toujours être encadrées de 3 slashs///<text:span text:style-name="T1">…</text:span> ///.</text:p>
      <text:p text:style-name="P2">Si vous souhaitez une note ayant pour titre : Avertissement ou Attention (avec la petite icône associée), il faut utiliser :</text:p>
      <text:p text:style-name="P21">///Début note : <text:span text:style-name="T3">Attention</text:span>///</text:p>
      <text:p text:style-name="P3">Le texte présent ici, rédigé en style « Normal », apparaîtra dans l’article final dans une boîte spéciale « <text:span text:style-name="T3">Attention</text:span> ».</text:p>
      <text:p text:style-name="P20">///Fin note///</text:p>
      <text:p text:style-name="P21">///Début note : <text:span text:style-name="T3">Avertissement</text:span>///</text:p>
      <text:p text:style-name="P3">Le texte présent ici, rédigé en style « Normal », apparaîtra dans l’article final dans une boîte spéciale « <text:span text:style-name="T3">Avertissement </text:span>».</text:p>
      <text:p text:style-name="P20">///Fin note///</text:p>
      <text:p text:style-name="Normal">Les sessions de commandes interactives sont à utiliser avec le style de paragraphe « console ». On peut également mettre en évidence certaines parties, grâce au style de caractère « code_em » : </text:p>
      <text:p text:style-name="console">$ cat dma</text:p>
      <text:p text:style-name="console">2: floppy</text:p>
      <text:p text:style-name="console">3: <text:span text:style-name="code_5f_em">parport0</text:span><text:span text:style-name="T2"> # mise en évidence avec </text:span><text:span text:style-name="code_5f_em"><text:span text:style-name="T2">code_em</text:span></text:span></text:p>
      <text:p text:style-name="P19">4 : cascade</text:p>
      <text:p text:style-name="Normal">Le prompt en utilisateur standard est <text:span text:style-name="code_5f_par">$</text:span> et en root il s’agit de <text:span text:style-name="code_5f_par">#</text:span>.</text:p>
      <text:p text:style-name="pragma">///Début encadré///</text:p>
      <text:h text:style-name="Heading_20_1" text:outline-level="1"><text:soft-page-break/>Titre encadré</text:h>
      <text:p text:style-name="Normal">Vous pouvez créer des encadrés de quelques lignes pour expliquer, définir des éléments de manière un peu plus pointue et/ou pour les mettre en exergue.</text:p>
      <text:p text:style-name="pragma">///Fin encadré///</text:p>
      <text:p text:style-name="Normal">Plus d’informations sur GRUB sur le site officiel : <text:span text:style-name="url">http://www.gnu.org/software/grub/ </text:span>(notez l’utilisation du style de caractère « url » et la désactivation de l’hyperlien).</text:p>
      <text:p text:style-name="Normal">Vous pouvez également insérer des listes à puces ou numérotées dans votre article, comme ceci :</text:p>
      <text:p text:style-name="Normal">– item 1 ;</text:p>
      <text:p text:style-name="Normal">– item 2 ;</text:p>
      <text:p text:style-name="Normal">– item 3 ;</text:p>
      <text:p text:style-name="Normal">– etc.</text:p>
      <text:p text:style-name="Normal">Notez que nous n’utilisons pas les puces/numérotations automatiques de LibreOffice ici !!</text:p>
      <text:p text:style-name="Normal">De même, les tableaux doivent être présentés le plus simplement possible, le contenu doit être en style « Normal », par exemple :</text:p>
      <table:table table:name="Tableau1" table:style-name="Tableau1">
        <table:table-column table:style-name="Tableau1.A" table:number-columns-repeated="3"/>
        <table:table-row>
          <table:table-cell table:style-name="Tableau1.A1" office:value-type="string">
            <text:p text:style-name="Normal">blabla</text:p>
          </table:table-cell>
          <table:table-cell table:style-name="Tableau1.A1" office:value-type="string">
            <text:p text:style-name="Normal">blabla</text:p>
          </table:table-cell>
          <table:table-cell table:style-name="Tableau1.C1" office:value-type="string">
            <text:p text:style-name="Normal">blabla</text:p>
          </table:table-cell>
        </table:table-row>
        <table:table-row>
          <table:table-cell table:style-name="Tableau1.A2" office:value-type="string">
            <text:p text:style-name="Normal">blabla</text:p>
          </table:table-cell>
          <table:table-cell table:style-name="Tableau1.A2" office:value-type="string">
            <text:p text:style-name="Normal">blabla</text:p>
          </table:table-cell>
          <table:table-cell table:style-name="Tableau1.C2" office:value-type="string">
            <text:p text:style-name="Normal">blabla</text:p>
          </table:table-cell>
        </table:table-row>
      </table:table>
      <text:p text:style-name="Normal">Les références, à mettre en style « gras », doivent être intégrées dans le discours du texte et leur étiquette sera un nombre (attention à bien respecter un ordre croissant 1, 2, 3, etc.). Exemple : Comme on peut le voir sur le site de Linux Magazine <text:span text:style-name="gras">[1]</text:span> et dans l’article de T. Colombo <text:span text:style-name="gras">[2]</text:span>, blablablabla blablabla. C’est seulement lorsqu’une citation apparaît dans le texte quelle peut être développée dans la section « Références » en fin d’article. Dans cette section il faudra donner des références bibliographiques ou des urls mais il faudra indiquer <text:span text:style-name="T2">aussi </text:span>à quoi elles correspondent <text:span text:style-name="T2">(voir le format à respecter en fin d’article dans la section « Références »)</text:span>. </text:p>
      <text:p text:style-name="Normal">N’intégrez pas vos images dans le fichier LibreOffice, mais faites-en mention avec le style « pragma ». Les fichiers images seront placés dans le même répertoire que l’article et leur nom sera composé à partir du nom de l’article et de leur position dans celui-ci. Il devra en outre toujours être précédé d’un <text:span text:style-name="T2">underscore</text:span>. <text:span text:style-name="T2">Vous devez également toujours faire référence à une figure dans le texte : comme on peut le voir en figure 1,… ou encore (voir figure 1)).</text:span></text:p>
      <text:p text:style-name="pragma">///Image : nom_article_figure_01.png///</text:p>
      <text:p text:style-name="legende">Fig. 1 : Exemple d’écran de démarrage GRUB. Une légende peut être une simple phrase ou même la mention du numéro de figure. Cependant, pour certains articles, il peut s’agir de plusieurs paragraphes, d’où la nécessité d’utiliser le style « pragma ». Le style utilisé pour une légende.... est « legende ».</text:p>
      <text:p text:style-name="Normal">Lorsqu’on décrit une interface graphique ou texte (pas les lignes de commandes, les interfaces en mode texte comme Midnight Commander par exemple), il est possible de faire référence aux menus et options avec le style de caractères « menu ». Exemple : Cochez l’option <text:span text:style-name="menu">Auto-connexion</text:span> dans la fenêtre des options qui apparaît via le menu <text:span text:style-name="menu">Fichier &gt; Préférences</text:span>. </text:p>
      <text:p text:style-name="P6">Lorsque vous indiquez des noms de touches appliquez le style gras et encadrez la touche par des &lt; et &gt; : <text:span text:style-name="gras">&lt;Ctrl&gt;</text:span> + <text:span text:style-name="gras">&lt;C&gt;</text:span> par exemple.</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Heading_20_2">1.1 Titre de niveau 2</text:p>
      <text:p text:style-name="P7">Attention à l’enchaînement des sections et sous-sections ! Il ne peut pas y avoir de section 1.1 s’il n’y a pas de 1,2, ni de 3.2.1 sans 3.2.2 !</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p text:style-name="Heading_20_3"><text:soft-page-break/>1.1.1 Titre de niveau 3</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p text:style-name="Heading_20_4">1.1.1.1 Titre de niveau 4</text:p>
      <text:p text:style-name="Normal">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 Bla blabla bla blabla, bla bla bla blabla.</text:p>
      <text:p text:style-name="Normal">Bla blabla bla blabla, bla bla bla blabla. Bla blabla bla blabla, bla bla bla blabla. Bla blabla bla blabla, bla bla bla blabla. Bla blabla bla blabla, bla bla bla blabla.</text:p>
      <text:h text:style-name="Heading_20_1" text:outline-level="1">Conclusion</text:h>
      <text:p text:style-name="Normal">La conclusion ne comporte pas de numérotation. Il s’agit de la dernière section de l’article.</text:p>
      <text:p text:style-name="P1">N’oubliez pas que pour vous faciliter la tâche, un fichier de raccourcis clavier ainsi que des directives de configuration de LibreOffice sont à votre disposition sur <text:span text:style-name="url"><text:span text:style-name="T2">https://github.com/GLMF/outils_auteurs</text:span></text:span>.</text:p>
      <text:h text:style-name="Heading_20_1" text:outline-level="1">Références</text:h>
      <text:p text:style-name="Normal"><text:span text:style-name="gras">[1]</text:span> Site officiel de <text:span text:style-name="italic">GNU/Linux Magazine</text:span> : <text:span text:style-name="url">http://www.gnulinuxmagazine.com</text:span> </text:p>
      <text:p text:style-name="Normal"><text:span text:style-name="gras">[2]</text:span> <text:span text:style-name="T8">COLOMBO T.</text:span>, <text:change-start text:change-id="ct94877145315616"/><text:span text:style-name="italic">« Titre de l</text:span><text:change-end text:change-id="ct94877145315616"/><text:span text:style-name="italic">’</text:span><text:change-start text:change-id="ct94877145316064"/><text:span text:style-name="italic">article »</text:span><text:change-end text:change-id="ct94877145316064"/>, <text:span text:style-name="italic">GNU/Linux Magazine</text:span> n° 171, Mai 2014, p. x à y.</text:p>
      <text:p text:style-name="Normal"><text:span text:style-name="gras">[3]</text:span> <text:span text:style-name="T8">NOM P.</text:span> et <text:span text:style-name="T5">AUTRENOM P.</text:span>, <text:change-start text:change-id="ct94877145275088"/><text:span text:style-name="italic">« Titre livre »</text:span><text:change-end text:change-id="ct94877145275088"/>, éditeur, année.</text:p>
      <text:p text:style-name="Normal">Notez ci-dessus l’utilisation du style « italic » pour les titres de magazines. Les références doivent être écrites en style « Normal ».</text:p>
      <text:h text:style-name="P28" text:outline-level="1">Pour aller plus loin</text:h>
      <text:p text:style-name="P4">Dans cette partie (<text:span text:style-name="gras">optionnelle</text:span>) vous pouvez donner une liste de liens, références bibliographiques sans les avoir cités dans le texte. Attention, il faut tout de même un petit texte indiquant à quoi se rapporte le lien :</text:p>
      <text:p text:style-name="P4">Conférence de R. Stallman du 28 septembre 2012 : <text:span text:style-name="url">https://www.youtube.com/watch?v=2onsOFWme-Q</text:span></text:p>
      <text:p text:style-name="P5"><text:span text:style-name="T6">Le livre de R. Stallman, S. Williams et C. Masutti, </text:span><text:span text:style-name="italic"><text:span text:style-name="T5">« Richard Stallman et la révolution du logiciel libre »</text:span></text:span><text:span text:style-name="T5">, Eyrolles,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2"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Diamond_editions</dc:title>
    <meta:creation-date>2019-06-04T13:49:08.609614350</meta:creation-date>
    <dc:language>fr-FR</dc:language>
    <meta:editing-cycles>10</meta:editing-cycles>
    <meta:editing-duration>PT49M27S</meta:editing-duration>
    <dc:date>2019-06-05T11:51:11.511733231</dc:date>
    <meta:document-statistic meta:table-count="1" meta:image-count="0" meta:object-count="0" meta:page-count="6" meta:paragraph-count="159" meta:word-count="2791" meta:character-count="16822" meta:non-whitespace-character-count="14140"/>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